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lug</text:p>
          </table:table-cell>
          <table:table-cell office:value-type="string">
            <text:p>name.en</text:p>
          </table:table-cell>
          <table:table-cell office:value-type="string">
            <text:p>name.he</text:p>
          </table:table-cell>
        </table:table-row>
        <table:table-row table:style-name="ro1">
          <table:table-cell office:value-type="string">
            <text:p>slug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</table:table-row>
        <table:table-row table:style-name="ro1">
          <table:table-cell office:value-type="string">
            <text:p>balad</text:p>
          </table:table-cell>
          <table:table-cell office:value-type="string">
            <text:p>Balad</text:p>
          </table:table-cell>
          <table:table-cell office:value-type="string">
            <text:p>בל"ד</text:p>
          </table:table-cell>
        </table:table-row>
        <table:table-row table:style-name="ro1">
          <table:table-cell office:value-type="string">
            <text:p>yehadut_hatora</text:p>
          </table:table-cell>
          <table:table-cell office:value-type="string">
            <text:p>HaAtzmaut</text:p>
          </table:table-cell>
          <table:table-cell office:value-type="string">
            <text:p>העצמאות</text:p>
          </table:table-cell>
        </table:table-row>
        <table:table-row table:style-name="ro1">
          <table:table-cell office:value-type="string">
            <text:p>haavoda</text:p>
          </table:table-cell>
          <table:table-cell office:value-type="string">
            <text:p>HaAvoda</text:p>
          </table:table-cell>
          <table:table-cell office:value-type="string">
            <text:p>העבודה</text:p>
          </table:table-cell>
        </table:table-row>
        <table:table-row table:style-name="ro1">
          <table:table-cell office:value-type="string">
            <text:p>habait_hayehudi</text:p>
          </table:table-cell>
          <table:table-cell office:value-type="string">
            <text:p>HaBait HaYehudi</text:p>
          </table:table-cell>
          <table:table-cell office:value-type="string">
            <text:p>הבית היהודי</text:p>
          </table:table-cell>
        </table:table-row>
        <table:table-row table:style-name="ro1">
          <table:table-cell office:value-type="string">
            <text:p>hadash</text:p>
          </table:table-cell>
          <table:table-cell office:value-type="string">
            <text:p>Hadash</text:p>
          </table:table-cell>
          <table:table-cell office:value-type="string">
            <text:p>חד"ש</text:p>
          </table:table-cell>
        </table:table-row>
        <table:table-row table:style-name="ro1">
          <table:table-cell office:value-type="string">
            <text:p>haichud_haleumi</text:p>
          </table:table-cell>
          <table:table-cell office:value-type="string">
            <text:p>HaIchud HaLeumi</text:p>
          </table:table-cell>
          <table:table-cell office:value-type="string">
            <text:p>האיחוד הלאומי</text:p>
          </table:table-cell>
        </table:table-row>
        <table:table-row table:style-name="ro1">
          <table:table-cell office:value-type="string">
            <text:p>halikud</text:p>
          </table:table-cell>
          <table:table-cell office:value-type="string">
            <text:p>HaLikud</text:p>
          </table:table-cell>
          <table:table-cell office:value-type="string">
            <text:p>הליכוד</text:p>
          </table:table-cell>
        </table:table-row>
        <table:table-row table:style-name="ro1">
          <table:table-cell office:value-type="string">
            <text:p>israel_beytenu</text:p>
          </table:table-cell>
          <table:table-cell office:value-type="string">
            <text:p>Israel Beytenu</text:p>
          </table:table-cell>
          <table:table-cell office:value-type="string">
            <text:p>ישראל ביתנו</text:p>
          </table:table-cell>
        </table:table-row>
        <table:table-row table:style-name="ro1">
          <table:table-cell office:value-type="string">
            <text:p>kadima</text:p>
          </table:table-cell>
          <table:table-cell office:value-type="string">
            <text:p>Kadima</text:p>
          </table:table-cell>
          <table:table-cell office:value-type="string">
            <text:p>קדימה</text:p>
          </table:table-cell>
        </table:table-row>
        <table:table-row table:style-name="ro1">
          <table:table-cell office:value-type="string">
            <text:p>meretz</text:p>
          </table:table-cell>
          <table:table-cell office:value-type="string">
            <text:p>Meretz</text:p>
          </table:table-cell>
          <table:table-cell office:value-type="string">
            <text:p>מרצ</text:p>
          </table:table-cell>
        </table:table-row>
        <table:table-row table:style-name="ro1">
          <table:table-cell office:value-type="string">
            <text:p>raam_taal</text:p>
          </table:table-cell>
          <table:table-cell office:value-type="string">
            <text:p>Raam-Taal</text:p>
          </table:table-cell>
          <table:table-cell office:value-type="string">
            <text:p>רע"ם-תע"ל</text:p>
          </table:table-cell>
        </table:table-row>
        <table:table-row table:style-name="ro1">
          <table:table-cell office:value-type="string">
            <text:p>shas</text:p>
          </table:table-cell>
          <table:table-cell office:value-type="string">
            <text:p>Shas</text:p>
          </table:table-cell>
          <table:table-cell office:value-type="string">
            <text:p>ש"ס</text:p>
          </table:table-cell>
        </table:table-row>
        <table:table-row table:style-name="ro1">
          <table:table-cell office:value-type="string">
            <text:p>yehadut_hatora</text:p>
          </table:table-cell>
          <table:table-cell office:value-type="string">
            <text:p>Yehadut Hatora</text:p>
          </table:table-cell>
          <table:table-cell office:value-type="string">
            <text:p>יהדות התורה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achlieli CL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13/04/2011</text:date>, <text:time>18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45" meta:object-count="0"/>
    <meta:generator>OpenOffice.org/3.2$Linux OpenOffice.org_project/320m12$Build-9483</meta:generator>
  </office:meta>
</office:document-meta>
</file>